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4.982cm" fo:margin-left="0cm" table:align="left"/>
    </style:style>
    <style:style style:name="Tabla1.A" style:family="table-column">
      <style:table-column-properties style:column-width="14.982cm"/>
    </style:style>
    <style:style style:name="Tabla1.1" style:family="table-row">
      <style:table-row-properties style:min-row-height="10.853cm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4.991cm" fo:margin-left="-0.009cm" table:align="left"/>
    </style:style>
    <style:style style:name="Tabla2.A" style:family="table-column">
      <style:table-column-properties style:column-width="14.991cm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0.924cm"/>
    </style:style>
    <style:style style:name="Tabla2.3" style:family="table-row">
      <style:table-row-properties style:min-row-height="0.734cm"/>
    </style:style>
    <style:style style:name="Tabla2.4" style:family="table-row">
      <style:table-row-properties style:min-row-height="0.974cm"/>
    </style:style>
    <style:style style:name="Tabla2.6" style:family="table-row">
      <style:table-row-properties style:min-row-height="1.744cm"/>
    </style:style>
    <style:style style:name="Tabla2.8" style:family="table-row">
      <style:table-row-properties style:min-row-height="1.499cm"/>
    </style:style>
    <style:style style:name="Tabla2.10" style:family="table-row">
      <style:table-row-properties style:min-row-height="1.729cm"/>
    </style:style>
    <style:style style:name="Tabla2.14" style:family="table-row">
      <style:table-row-properties style:min-row-height="1.676cm"/>
    </style:style>
    <style:style style:name="Tabla2.16" style:family="table-row">
      <style:table-row-properties style:min-row-height="0.73cm"/>
    </style:style>
    <style:style style:name="Tabla2.18" style:family="table-row">
      <style:table-row-properties style:min-row-height="1.247cm"/>
    </style:style>
    <style:style style:name="P1" style:family="paragraph" style:parent-style-name="Normal">
      <style:paragraph-properties fo:margin-top="0cm" fo:margin-bottom="0cm" style:contextual-spacing="false" fo:line-height="100%"/>
      <style:text-properties style:font-name="Courier New" style:font-name-complex="Courier New"/>
    </style:style>
    <style:style style:name="P2" style:family="paragraph" style:parent-style-name="Párrafo_20_de_20_lista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Courier New" style:font-name-complex="Courier New"/>
    </style:style>
    <style:style style:name="P3" style:family="paragraph" style:parent-style-name="Normal">
      <style:paragraph-properties fo:margin-top="0cm" fo:margin-bottom="0cm" style:contextual-spacing="false" fo:line-height="100%"/>
    </style:style>
    <style:style style:name="P4" style:family="paragraph" style:parent-style-name="Párrafo_20_de_20_lista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5" style:family="paragraph" style:parent-style-name="Párrafo_20_de_20_list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4.001cm"/>
        </style:tab-stops>
      </style:paragraph-properties>
    </style:style>
    <style:style style:name="P6" style:family="paragraph" style:parent-style-name="Normal">
      <style:paragraph-properties fo:margin-top="0cm" fo:margin-bottom="0cm" style:contextual-spacing="false" fo:line-height="100%"/>
      <style:text-properties fo:color="#0070c0" loext:opacity="100%"/>
    </style:style>
    <style:style style:name="P7" style:family="paragraph" style:parent-style-name="Párrafo_20_de_20_lista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fo:color="#158466" loext:opacity="100%" style:font-name="Courier New" fo:font-weight="bold" style:font-weight-asian="bold" style:font-name-complex="Courier New" style:font-weight-complex="bold"/>
    </style:style>
    <style:style style:name="P8" style:family="paragraph" style:parent-style-name="Normal" style:master-page-name="MP0">
      <style:paragraph-properties style:page-number="auto" fo:break-before="page"/>
      <style:text-properties fo:color="#c00000" loext:opacity="100%" fo:font-size="18pt" style:font-size-asian="18pt" style:font-size-complex="18pt"/>
    </style:style>
    <style:style style:name="P9" style:family="paragraph" style:parent-style-name="Normal">
      <style:paragraph-properties fo:margin-top="0cm" fo:margin-bottom="0cm" style:contextual-spacing="false" fo:line-height="100%"/>
      <style:text-properties fo:color="#158466" loext:opacity="100%" style:font-name="Courier New" fo:font-weight="bold" style:font-weight-asian="bold" style:font-name-complex="Courier New" style:font-weight-complex="bold"/>
    </style:style>
    <style:style style:name="T1" style:family="text">
      <style:text-properties style:font-name="Courier New" style:font-name-complex="Courier New"/>
    </style:style>
    <style:style style:name="T2" style:family="text">
      <style:text-properties style:font-name="Courier New" fo:font-weight="bold" style:font-weight-asian="bold" style:font-name-complex="Courier New" style:font-weight-complex="bold"/>
    </style:style>
    <style:style style:name="T3" style:family="text">
      <style:text-properties fo:color="#0070c0" loext:opacity="100%"/>
    </style:style>
    <style:style style:name="T4" style:family="text">
      <style:text-properties fo:color="#c9211e" loext:opacity="100%" style:font-name="Courier New" fo:font-weight="bold" style:font-weight-asian="bold" style:font-name-complex="Courier New" style:font-weight-complex="bold"/>
    </style:style>
    <style:style style:name="T5" style:family="text">
      <style:text-properties style:text-underline-style="none"/>
    </style:style>
    <style:style style:name="T6" style:family="text">
      <style:text-properties officeooo:rsid="001d50db"/>
    </style:style>
    <style:style style:name="T7" style:family="text">
      <style:text-properties fo:color="#158466" loext:opacity="100%" style:font-name="Courier New" fo:font-weight="bold" style:font-weight-asian="bold" style:font-name-complex="Courier New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jercicio</text:p>
      <text:p text:style-name="Normal">Dado el siguiente documento XML escribe la expresión que nos devuelve la respuesta deseada: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">&lt;?xml version="1.0" encoding="UTF-8"?&gt;</text:p>
            <text:p text:style-name="P1">&lt;ies&gt;</text:p>
            <text:p text:style-name="P1"><text:s text:c="2"/>&lt;nombre&gt;IES Tetuán de las Victorias&lt;/nombre&gt;</text:p>
            <text:p text:style-name="P1"><text:s text:c="2"/>&lt;web&gt;https://www.iestetuan.es/&lt;/web&gt;</text:p>
            <text:p text:style-name="P1"><text:s text:c="2"/>&lt;ciclos&gt;</text:p>
            <text:p text:style-name="P1"><text:s text:c="4"/>&lt;ciclo id="ASIR"&gt;</text:p>
            <text:p text:style-name="P1"><text:s text:c="6"/>&lt;nombre&gt;Administración de Sistemas Informáticos en Red&lt;/nombre&gt;</text:p>
            <text:p text:style-name="P1"><text:s text:c="6"/>&lt;grado&gt;Superior&lt;/grado&gt;</text:p>
            <text:p text:style-name="P1"><text:s text:c="6"/>&lt;primerCurso año="2011" /&gt;</text:p>
            <text:p text:style-name="P1"><text:s text:c="4"/>&lt;/ciclo&gt;</text:p>
            <text:p text:style-name="P1"><text:s text:c="4"/>&lt;ciclo id="DAM"&gt;</text:p>
            <text:p text:style-name="P1"><text:s text:c="6"/>&lt;nombre&gt;Desarrollo de Aplicaciones Multiplataforma&lt;/nombre&gt;</text:p>
            <text:p text:style-name="P1"><text:s text:c="6"/>&lt;grado&gt;Superior&lt;/grado&gt;</text:p>
            <text:p text:style-name="P1"><text:s text:c="6"/>&lt;primerCurso año="2020" /&gt;</text:p>
            <text:p text:style-name="P1"><text:s text:c="4"/>&lt;/ciclo&gt;</text:p>
            <text:p text:style-name="P1"><text:s text:c="4"/>&lt;ciclo id="SMR"&gt;</text:p>
            <text:p text:style-name="P1"><text:s text:c="6"/>&lt;nombre&gt;Sistemas Microinformáticos y Redes&lt;/nombre&gt;</text:p>
            <text:p text:style-name="P1"><text:s text:c="6"/>&lt;grado&gt;Medio&lt;/grado&gt;</text:p>
            <text:p text:style-name="P1"><text:s text:c="6"/>&lt;primerCurso año="2010" /&gt;</text:p>
            <text:p text:style-name="P1"><text:s text:c="4"/>&lt;/ciclo&gt;</text:p>
            <text:p text:style-name="P1"><text:s text:c="2"/>&lt;/ciclos&gt;</text:p>
            <text:p text:style-name="P3"><text:span text:style-name="Fuente_20_de_20_párrafo_20_predeter."><text:span text:style-name="T1">&lt;/ies&gt;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name="Tabla2" table:style-name="Tabla2">
        <table:table-column table:style-name="Tabla2.A"/>
        <text:soft-page-break/>
        <table:table-row table:style-name="TableLine2372074843232">
          <table:table-cell table:style-name="Tabla2.A1" office:value-type="string">
            <text:p text:style-name="P4"><text:span text:style-name="Fuente_20_de_20_párrafo_20_predeter."><text:span text:style-name="T3">Nombre del instituto</text:span></text:span></text:p>
          </table:table-cell>
        </table:table-row>
        <table:table-row table:style-name="Tabla2.2">
          <table:table-cell table:style-name="Tabla2.A1" office:value-type="string">
            <text:p text:style-name="P2">&lt;nombre&gt;IES Tetuán de las Victorias&lt;/nombre&gt;</text:p>
            <text:p text:style-name="P2"/>
            <text:p text:style-name="P7">/ies/nombre</text:p>
          </table:table-cell>
        </table:table-row>
        <table:table-row table:style-name="Tabla2.3">
          <table:table-cell table:style-name="Tabla2.A1" office:value-type="string">
            <text:p text:style-name="P5"><text:span text:style-name="Fuente_20_de_20_párrafo_20_predeter."><text:span text:style-name="T3">Web del instituto<text:tab/></text:span></text:span></text:p>
          </table:table-cell>
        </table:table-row>
        <table:table-row table:style-name="Tabla2.4">
          <table:table-cell table:style-name="Tabla2.A1" office:value-type="string">
            <text:p text:style-name="P2"><text:a xlink:type="simple" xlink:href="https://www.iestetuan.es/" text:style-name="Internet_20_link" text:visited-style-name="Visited_20_Internet_20_Link"><text:span text:style-name="T5">https://www.iestetuan.es/</text:span></text:a></text:p>
            <text:p text:style-name="P2"/>
            <text:p text:style-name="P7">//web/text()</text:p>
          </table:table-cell>
        </table:table-row>
        <table:table-row table:style-name="TableLine2372074848128">
          <table:table-cell table:style-name="Tabla2.A1" office:value-type="string">
            <text:p text:style-name="P4"><text:span text:style-name="Fuente_20_de_20_párrafo_20_predeter."><text:span text:style-name="T3">Nombre de los ciclos</text:span></text:span></text:p>
          </table:table-cell>
        </table:table-row>
        <table:table-row table:style-name="Tabla2.6">
          <table:table-cell table:style-name="Tabla2.A1" office:value-type="string">
            <text:p text:style-name="P1">Administración de Sistemas Informáticos en Red</text:p>
            <text:p text:style-name="P1">Desarrollo de Aplicaciones Multiplataforma</text:p>
            <text:p text:style-name="P2">Sistemas Microinformáticos y Redes</text:p>
            <text:p text:style-name="P2"/>
            <text:p text:style-name="P7">//ciclo/nombre/text()</text:p>
          </table:table-cell>
        </table:table-row>
        <table:table-row table:style-name="TableLine2372074848944">
          <table:table-cell table:style-name="Tabla2.A1" office:value-type="string">
            <text:p text:style-name="P4"><text:span text:style-name="Fuente_20_de_20_párrafo_20_predeter."><text:span text:style-name="T3">Siglas de los ciclos formativos</text:span></text:span></text:p>
          </table:table-cell>
        </table:table-row>
        <table:table-row table:style-name="Tabla2.8">
          <table:table-cell table:style-name="Tabla2.A1" office:value-type="string">
            <text:p text:style-name="P1">id="ASIR"</text:p>
            <text:p text:style-name="P1">id="DAM"</text:p>
            <text:p text:style-name="P2">id="SMR"</text:p>
            <text:p text:style-name="P2"/>
            <text:p text:style-name="P7">//@id</text:p>
          </table:table-cell>
        </table:table-row>
        <table:table-row table:style-name="TableLine2372074835616">
          <table:table-cell table:style-name="Tabla2.A1" office:value-type="string">
            <text:p text:style-name="P3"><text:span text:style-name="Fuente_20_de_20_párrafo_20_predeter."><text:span text:style-name="T3">Año en el que se impartió el primer curso</text:span></text:span></text:p>
          </table:table-cell>
        </table:table-row>
        <table:table-row table:style-name="Tabla2.10">
          <table:table-cell table:style-name="Tabla2.A1" office:value-type="string">
            <text:p text:style-name="P1">año="2011"</text:p>
            <text:p text:style-name="P1">año="2020"</text:p>
            <text:p text:style-name="P3"><text:span text:style-name="Fuente_20_de_20_párrafo_20_predeter."><text:span text:style-name="T1">año="2010"</text:span></text:span></text:p>
            <text:p text:style-name="P3"><text:span text:style-name="Fuente_20_de_20_párrafo_20_predeter."><text:span text:style-name="T1"/></text:span></text:p>
            <text:p text:style-name="P3"><text:span text:style-name="Fuente_20_de_20_párrafo_20_predeter."><text:span text:style-name="T7">//@año</text:span></text:span></text:p>
          </table:table-cell>
        </table:table-row>
        <table:table-row table:style-name="TableLine2372074832352">
          <table:table-cell table:style-name="Tabla2.A1" office:value-type="string">
            <text:p text:style-name="P3"><text:span text:style-name="Fuente_20_de_20_párrafo_20_predeter."><text:span text:style-name="T3">Ciclos de grado medio</text:span></text:span></text:p>
          </table:table-cell>
        </table:table-row>
        <table:table-row table:style-name="TableLine2372074837520">
          <table:table-cell table:style-name="Tabla2.A1" office:value-type="string">
            <text:p text:style-name="P1">&lt;ciclo id="SMR"&gt;</text:p>
            <text:p text:style-name="P1"><text:s text:c="2"/>&lt;nombre&gt;Sistemas Microinformáticos y Redes&lt;/nombre&gt;</text:p>
            <text:p text:style-name="P1"><text:s text:c="2"/>&lt;grado&gt;Medio&lt;/grado&gt;</text:p>
            <text:p text:style-name="P1"><text:s text:c="2"/>&lt;primerCurso año="2010"/&gt;</text:p>
            <text:p text:style-name="P1">&lt;/ciclo&gt;</text:p>
            <text:p text:style-name="P1"/>
            <text:p text:style-name="P9">//ciclo[<text:span text:style-name="T6">grado</text:span>="<text:span text:style-name="T6">Medio</text:span>"]</text:p>
          </table:table-cell>
        </table:table-row>
        <table:table-row table:style-name="TableLine2372074838880">
          <table:table-cell table:style-name="Tabla2.A1" office:value-type="string">
            <text:p text:style-name="P3"><text:span text:style-name="Fuente_20_de_20_párrafo_20_predeter."><text:span text:style-name="T3">Nombre de los ciclos de grado superior</text:span></text:span></text:p>
          </table:table-cell>
        </table:table-row>
        <table:table-row table:style-name="Tabla2.14">
          <table:table-cell table:style-name="Tabla2.A1" office:value-type="string">
            <text:p text:style-name="P1">&lt;nombre&gt;Administración de Sistemas Informáticos en Red&lt;/nombre&gt;</text:p>
            <text:p text:style-name="P3"><text:span text:style-name="Fuente_20_de_20_párrafo_20_predeter."><text:span text:style-name="T1">&lt;nombre&gt;Desarrollo de Aplicaciones Multiplataforma&lt;/nombre&gt;</text:span></text:span></text:p>
            <text:p text:style-name="P3"><text:span text:style-name="Fuente_20_de_20_párrafo_20_predeter."><text:span text:style-name="T1"/></text:span></text:p>
            <text:p text:style-name="P3"><text:span text:style-name="Fuente_20_de_20_párrafo_20_predeter."><text:span text:style-name="T7">//ciclo[grado="Superior"]/nombre</text:span></text:span></text:p>
          </table:table-cell>
        </table:table-row>
        <table:table-row table:style-name="TableLine2372074853840">
          <table:table-cell table:style-name="Tabla2.A1" office:value-type="string">
            <text:p text:style-name="P3"><text:span text:style-name="Fuente_20_de_20_párrafo_20_predeter."><text:span text:style-name="T3">Nombre de los ciclos que empezaron antes de 2011</text:span></text:span></text:p>
          </table:table-cell>
        </table:table-row>
        <table:table-row table:style-name="Tabla2.16">
          <table:table-cell table:style-name="Tabla2.A1" office:value-type="string">
            <text:p text:style-name="P1">Sistemas Microinformáticos y Redes</text:p>
            <text:p text:style-name="P1"/>
            <text:p text:style-name="P9">//ciclo/primerCurso[@año&lt;"2011"]/../nombre/text()</text:p>
          </table:table-cell>
        </table:table-row>
        <table:table-row table:style-name="TableLine2372074851120">
          <table:table-cell table:style-name="Tabla2.A1" office:value-type="string">
            <text:p text:style-name="P6">Nombre de los ciclos formativos que empezaron en 2010 o 2011</text:p>
          </table:table-cell>
        </table:table-row>
        <table:table-row table:style-name="Tabla2.18">
          <table:table-cell table:style-name="Tabla2.A1" office:value-type="string">
            <text:p text:style-name="P1">Administración de Sistemas Informáticos en Red</text:p>
            <text:p text:style-name="P3"><text:span text:style-name="Fuente_20_de_20_párrafo_20_predeter."><text:span text:style-name="T1">Sistemas Microinformáticos y Redes</text:span></text:span></text:p>
            <text:p text:style-name="P3"><text:span text:style-name="Fuente_20_de_20_párrafo_20_predeter."><text:span text:style-name="T1"/></text:span></text:p>
            <text:p text:style-name="P3"><text:span text:style-name="Fuente_20_de_20_párrafo_20_predeter."><text:span text:style-name="T7">//primerCurso[(@año="2010") or (@año="2011")]/../nombre/text()</text:span></text:span></text:p>
          </table:table-cell>
        </table:table-row>
      </table:table>
      <text:p text:style-name="Párrafo_20_de_20_lista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rfc-language-tag="es-ES-u-co-trad" fo:language="es" fo:country="ES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title/>
    <dc:description/>
    <dc:subject/>
    <meta:initial-creator>Clara Catalá Boígues</meta:initial-creator>
    <meta:creation-date>2021-03-02T19:39:00Z</meta:creation-date>
    <dc:date>2022-03-27T16:46:12.899000000</dc:date>
    <meta:editing-cycles>17</meta:editing-cycles>
    <meta:editing-duration>PT1H48M24S</meta:editing-duration>
    <meta:document-statistic meta:table-count="2" meta:image-count="0" meta:object-count="0" meta:page-count="2" meta:paragraph-count="63" meta:word-count="189" meta:character-count="1847" meta:non-whitespace-character-count="1628"/>
    <meta:template xlink:type="simple" xlink:actuate="onRequest" xlink:title="" xlink:href="Normal"/>
  </office:meta>
</office:document-meta>
</file>